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'Hiragino Sans GB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76cm" style:contextual-spacing="false" style:line-height-at-least="0.953cm" fo:orphans="2" fo:widows="2" fo:text-indent="0cm" style:auto-text-indent="false" fo:padding="0cm" fo:border="none"/>
      <style:text-properties fo:font-variant="normal" fo:text-transform="none" fo:color="#404040" loext:opacity="100%" style:font-name="Helvetica Neue" fo:font-size="22.5pt" fo:letter-spacing="normal" fo:language="en" fo:country="US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style:line-height-at-least="0.953cm" fo:orphans="2" fo:widows="2" fo:text-indent="0cm" style:auto-text-indent="false" fo:padding="0cm" fo:border="none"/>
      <style:text-properties fo:font-variant="normal" fo:text-transform="none" fo:color="#404040" loext:opacity="100%" style:font-name="Helvetica Neue" fo:font-size="18pt" fo:letter-spacing="normal" fo:language="en" fo:country="US" fo:font-style="normal" fo:font-weight="normal"/>
    </style:style>
    <style:style style:name="P3" style:family="paragraph" style:parent-style-name="Horizontal_20_Line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6" style:family="paragraph" style:parent-style-name="Text_20_body" style:list-style-name="L2">
      <style:paragraph-properties fo:orphans="2" fo:widows="2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7" style:family="paragraph" style:parent-style-name="Text_20_body" style:list-style-name="L3">
      <style:paragraph-properties fo:orphans="2" fo:widows="2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8" style:family="paragraph" style:parent-style-name="Text_20_body" style:list-style-name="L4">
      <style:paragraph-properties fo:orphans="2" fo:widows="2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9" style:family="paragraph" style:parent-style-name="Text_20_body" style:list-style-name="L5">
      <style:paragraph-properties fo:orphans="2" fo:widows="2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38cm" style:contextual-spacing="false" fo:orphans="2" fo:widows="2" fo:text-indent="0cm" style:auto-text-indent="false" fo:padding="0cm" fo:border="none"/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38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737373" loext:opacity="100%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737373" loext:opacity="100%" style:font-name="Helvetica Neue" fo:font-size="9.75pt" fo:letter-spacing="normal" fo:language="en" fo:country="US" fo:font-style="normal" fo:font-weight="normal"/>
    </style:style>
    <style:style style:name="T3" style:family="text">
      <style:text-properties officeooo:rsid="0012ffe1"/>
    </style:style>
    <style:style style:name="T4" style:family="text">
      <style:text-properties officeooo:rsid="0013fd9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lassifying-datasets"/>Classifying Datasets</text:h>
      <text:h text:style-name="P2" text:outline-level="2"><text:bookmark text:name="instructions"/>Instructions</text:h>
      <text:p text:style-name="P10">Follow the prompts in this assignment to identify and classify the data with one of each of the following data types:</text:p>
      <text:p text:style-name="P11"><text:span text:style-name="Strong_20_Emphasis"><text:span text:style-name="T2">Structure Types</text:span></text:span><text:span text:style-name="T2">: Structured, Semi-Structured, or Unstructured</text:span></text:p>
      <text:p text:style-name="P11"><text:span text:style-name="Strong_20_Emphasis"><text:span text:style-name="T2">Value Types</text:span></text:span><text:span text:style-name="T2">: Qualitative or Quantitative</text:span></text:p>
      <text:p text:style-name="P11"><text:span text:style-name="Strong_20_Emphasis"><text:span text:style-name="T2">Source Types</text:span></text:span><text:span text:style-name="T2">: Primary or Secondary</text:span></text:p>
      <text:list xml:id="list2334117773" text:style-name="L1">
        <text:list-item>
          <text:p text:style-name="P5">A company has been acquired and now has a parent company. The data scientists have received a spreadsheet of customer phone numbers from the parent company.</text:p>
        </text:list-item>
      </text:list>
      <text:p text:style-name="P10">Structure Type: <text:span text:style-name="T3">Structured</text:span></text:p>
      <text:p text:style-name="P10">Value Type: <text:span text:style-name="T3">Qualitative</text:span></text:p>
      <text:p text:style-name="P10">Source Type: <text:span text:style-name="T3">Secondary</text:span></text:p>
      <text:p text:style-name="P3"/>
      <text:list xml:id="list2143929360" text:style-name="L2">
        <text:list-item>
          <text:p text:style-name="P6">A smart watch has been collecting heart rate data from its wearer, and the raw data is in JSON format.</text:p>
        </text:list-item>
      </text:list>
      <text:p text:style-name="P10">Structure Type: <text:span text:style-name="T3">Unstructured</text:span></text:p>
      <text:p text:style-name="P10">Value Type: <text:span text:style-name="T3">Quantitative</text:span></text:p>
      <text:p text:style-name="P10">Source Type: <text:span text:style-name="T3">Primary</text:span></text:p>
      <text:p text:style-name="P3"/>
      <text:list xml:id="list110957541" text:style-name="L3">
        <text:list-item>
          <text:p text:style-name="P7">A workplace survey of employee morale that is stored in a CSV file.</text:p>
        </text:list-item>
      </text:list>
      <text:p text:style-name="P10">Structure Type: <text:span text:style-name="T3">Structured</text:span></text:p>
      <text:p text:style-name="P10">Value Type: <text:span text:style-name="T3">Qualitative</text:span></text:p>
      <text:p text:style-name="P10">Source Type: <text:span text:style-name="T3">Primary</text:span></text:p>
      <text:p text:style-name="P3"/>
      <text:list xml:id="list1391962116" text:style-name="L4">
        <text:list-item>
          <text:p text:style-name="P8">Astrophysicists are accessing a database of galaxies that has been collected by a space probe. The data contains the number of planets within in each galaxy.</text:p>
        </text:list-item>
      </text:list>
      <text:p text:style-name="P10">Structure Type: <text:span text:style-name="T3">Structured</text:span></text:p>
      <text:p text:style-name="P10">Value Type: <text:span text:style-name="T3">Quantitative</text:span></text:p>
      <text:p text:style-name="P10">Source Type: <text:span text:style-name="T3">Secondary</text:span></text:p>
      <text:p text:style-name="P3"/>
      <text:list xml:id="list511082499" text:style-name="L5">
        <text:list-item>
          <text:p text:style-name="P9">A personal finance app uses APIs to connect to a user's financial accounts in order to calculate their net worth. They can see all of their transactions in a format of rows and columns and looks similar to a spreadsheet.</text:p>
        </text:list-item>
      </text:list>
      <text:p text:style-name="P10">Structure Type: <text:span text:style-name="T4">Structured</text:span></text:p>
      <text:p text:style-name="P10"><text:soft-page-break/>Value Type: <text:span text:style-name="T4">Quantitative</text:span></text:p>
      <text:p text:style-name="P10">Source Type: <text:span text:style-name="T4">Secondary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'Hiragino Sans GB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07:43:36.388408227</meta:creation-date>
    <dc:date>2022-06-27T07:53:03.639345538</dc:date>
    <meta:editing-duration>PT9M31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26" meta:word-count="215" meta:character-count="1352" meta:non-whitespace-character-count="1168"/>
  </office:meta>
</office:document-meta>
</file>